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line-height="150%"/>
      <style:text-properties style:font-name="Arial"/>
    </style:style>
    <style:style style:name="P3" style:family="paragraph" style:parent-style-name="Standard">
      <style:paragraph-properties fo:break-before="page"/>
      <style:text-properties style:font-name="Arial"/>
    </style:style>
    <style:style style:name="P4" style:family="paragraph" style:parent-style-name="Standard">
      <style:paragraph-properties fo:text-align="center" style:justify-single-word="false" fo:break-before="page"/>
      <style:text-properties style:font-name="Arial" fo:font-size="14pt" fo:font-style="italic" style:font-size-asian="14pt" style:font-style-asian="italic" style:font-size-complex="14pt" style:font-style-complex="italic"/>
    </style:style>
    <style:style style:name="P5" style:family="paragraph" style:parent-style-name="Standard">
      <style:paragraph-properties fo:line-height="150%"/>
      <style:text-properties style:font-name="Arial"/>
    </style:style>
    <style:style style:name="P6" style:family="paragraph" style:parent-style-name="Standard">
      <style:paragraph-properties fo:line-height="150%" fo:break-before="page"/>
      <style:text-properties style:font-name="Arial"/>
    </style:style>
    <style:style style:name="T1" style:family="text">
      <style:text-properties fo:font-size="10pt" style:font-size-asian="10pt" style:font-size-complex="10pt"/>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3">INHALTSVERZEICHNISS</text:p>
      <text:p text:style-name="P4">Zur Facharbeit</text:p>
      <text:p text:style-name="P1"/>
      <text:p text:style-name="P2">LED Anzeigetafeln sind weit verbreitet wenn es darum geht Bilder oder Videos auf einer großen Fläche darzustellen, die auch auf weite Distanz sichtbar sein sollen. Deshalb werden sie oftmals als Werbetafel oder auf großen Events eingesetzt. Was für uns selbstverständlich aussieht ist mit einer Menge technischen Raffinessen verbunden, denn ein Mikrocontroller hat nur eine begrenzte Zahl an Ausgängen, wenn man eine Anzeigetafel mit nur 10 mal 10 LEDs hätte, würde man 300 Ausgänge zur Ansteuerung benötigen </text:p>
      <text:p text:style-name="P2">(10 <text:span text:style-name="T1">LEDs</text:span> * 10 <text:span text:style-name="T1">LEDs</text:span> * 3 <text:span text:style-name="T1">Farben), </text:span><text:span text:style-name="T2">womit die Zahl der vorhandenen Ausgänge bei den meisten Mikroprozessoren schon lange überschritten ist. Deshalb muss man sich etwas behelfen. Ich werde hauptsächlich über zwei verschiedene Ansätze sprechen. Daisy Chaining und Multiplexing.</text:span></text:p>
      <text:p text:style-name="P2"><text:span text:style-name="T2"/></text:p>
      <text:p text:style-name="P2"><text:span text:style-name="T2">Ich habe mich außerdem dazu entschieden eine LED-Matrix selber zu bauen, die Ansteuerung erfolgt hierbei nach dem Daisy Chaining. Der Würfel soll weniger als Display eingesetzt werden sondern mehr als Tischdeko, denn die Auflösung ist zu gering um aufwendigere Animationen darzustellen. Inspiriert zu dem Würfel wurde ich von dem Englisch/Deutschen YouTuber GreatScott. Es handelt sich hierbei um eine 5 mal 5 mal 5 Matrix, also 125 LEDs in einem Würfel zusammen gebaut. Diese sind dann alle der Reihe nach über ein Datenkabel miteinander verbunden und lassen sich über einen Port an einem Mikrocontroller ansteuern. </text:span></text:p>
      <text:p text:style-name="P6"><text:span text:style-name="T2">MULTIPLEXING</text:span></text:p>
      <text:p text:style-name="P2"><text:span text:style-name="T2"/></text:p>
      <text:p text:style-name="P2"><text:span text:style-name="T2">Beim sogenannten Multiplexing</text:span></text:p>
      <text:p text:style-name="P6"><text:span text:style-name="T2">DAISYCHAINING</text:span></text:p>
      <text:p text:style-name="P6"><text:span text:style-name="T2">TAKTZYKLENOPTIMIERUNG</text:span></text:p>
      <text:p text:style-name="P6"><text:span text:style-name="T2">ASSEMBLY</text:span></text:p>
      <text:p text:style-name="P6"><text:span text:style-name="T2">DATENÜBERTRAG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nik </meta:initial-creator>
    <meta:creation-date>2017-01-26T21:21:07.12</meta:creation-date>
    <meta:generator>OpenOffice/4.1.3$Win32 OpenOffice.org_project/413m1$Build-9783</meta:generator>
    <dc:date>2017-03-10T20:16:36.57</dc:date>
    <dc:creator>Jannik </dc:creator>
    <meta:editing-duration>PT54M32S</meta:editing-duration>
    <meta:editing-cycles>30</meta:editing-cycles>
    <meta:document-statistic meta:table-count="0" meta:image-count="0" meta:object-count="0" meta:page-count="8" meta:paragraph-count="12" meta:word-count="222" meta:character-count="1539"/>
  </office:meta>
</office:document-meta>
</file>